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ccf" officeooo:paragraph-rsid="000abccf"/>
    </style:style>
    <style:style style:name="P2" style:family="paragraph" style:parent-style-name="Standard">
      <style:text-properties fo:color="#d4d4d4" style:font-name="Droid Sans Mono" fo:font-size="10.5pt" fo:font-weight="normal" officeooo:rsid="000abccf" officeooo:paragraph-rsid="000abccf" fo:background-color="#1e1e1e"/>
    </style:style>
    <style:style style:name="P3" style:family="paragraph" style:parent-style-name="Standard">
      <style:text-properties officeooo:paragraph-rsid="000abccf"/>
    </style:style>
    <style:style style:name="T1" style:family="text">
      <style:text-properties officeooo:rsid="000abccf"/>
    </style:style>
    <style:style style:name="T2" style:family="text">
      <style:text-properties fo:color="#569cd6"/>
    </style:style>
    <style:style style:name="T3" style:family="text">
      <style:text-properties fo:color="#569cd6" style:font-name="Droid Sans Mono" fo:font-size="10.5pt" fo:font-weight="normal" fo:background-color="#1e1e1e" loext:char-shading-value="0"/>
    </style:style>
    <style:style style:name="T4" style:family="text">
      <style:text-properties fo:color="#d4d4d4" style:font-name="Droid Sans Mono" fo:font-size="10.5pt" fo:font-weight="normal" fo:background-color="#1e1e1e" loext:char-shading-value="0"/>
    </style:style>
    <style:style style:name="T5" style:family="text">
      <style:text-properties fo:color="#d4d4d4" style:font-name="Droid Sans Mono" fo:font-size="10.5pt" fo:font-weight="normal" officeooo:rsid="000abccf" fo:background-color="#1e1e1e" loext:char-shading-value="0"/>
    </style:style>
    <style:style style:name="T6" style:family="text">
      <style:text-properties fo:color="#dcdcaa"/>
    </style:style>
    <style:style style:name="T7" style:family="text">
      <style:text-properties fo:color="#dcdcaa" style:font-name="Droid Sans Mono" fo:font-size="10.5pt" fo:font-weight="normal" fo:background-color="#1e1e1e" loext:char-shading-value="0"/>
    </style:style>
    <style:style style:name="T8" style:family="text">
      <style:text-properties fo:color="#9cdcfe"/>
    </style:style>
    <style:style style:name="T9" style:family="text">
      <style:text-properties fo:color="#9cdcfe" style:font-name="Droid Sans Mono" fo:font-size="10.5pt" fo:font-weight="normal" fo:background-color="#1e1e1e" loext:char-shading-value="0"/>
    </style:style>
    <style:style style:name="T10" style:family="text">
      <style:text-properties fo:color="#4ec9b0"/>
    </style:style>
    <style:style style:name="T11" style:family="text">
      <style:text-properties fo:color="#4ec9b0" style:font-name="Droid Sans Mono" fo:font-size="10.5pt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çen hafta oluşturulan personel, müşteri ve kitapların ekranda nasıl yazdırılacağını gösteren fonksiyonlara göz atmıştık.</text:p>
      <text:p text:style-name="P1"/>
      <text:p text:style-name="P1">Bu hafta ise bazı kontrolleri yapan fonksiyonlara göz atacağız.</text:p>
      <text:p text:style-name="P1"/>
      <text:p text:style-name="P2"><text:span text:style-name="T2">int</text:span> <text:span text:style-name="T6">isPersonelValid</text:span>(<text:span text:style-name="T2">int</text:span> <text:span text:style-name="T8">idCurrentPersonel</text:span>);</text:p>
      <text:p text:style-name="P1"/>
      <text:p text:style-name="P1">Yukarıdaki fonksiyon daha sonra oluşturulacak fonksiyonlar için kullanılacak. Asıl işlevi parametre olarak aldığı int değerini kontrol ederek personelin bulunup bulunmadığına dair değer döndürür.</text:p>
      <text:p text:style-name="P1"/>
      <text:p text:style-name="P1"><text:span text:style-name="T11">customerPtr</text:span><text:span text:style-name="T4"> *</text:span><text:span text:style-name="T7">isCustomerValid</text:span><text:span text:style-name="T4">(</text:span><text:span text:style-name="T3">int</text:span><text:span text:style-name="T4"> </text:span><text:span text:style-name="T9">idCurrentCustomer</text:span><text:span text:style-name="T4">);</text:span></text:p>
      <text:p text:style-name="P1"><text:span text:style-name="T4"/></text:p>
      <text:p text:style-name="P1"><text:span text:style-name="T4">Yukarıdaki fonksiyon da yine daha sonradan kullanılacaktır. Fonksiyonun işlevi parametre olarak aldığı int değerini müşterilerin bulunduğu ‘customerNode’ isimli linked list üzerinde arayarak bulunup bulunmadığına dair NULL ya da o müşterinin bulunduğu düğümü döndürür.</text:span></text:p>
      <text:p text:style-name="P1"><text:span text:style-name="T4"/></text:p>
      <text:p text:style-name="P2"><text:span text:style-name="T10">booksPtr</text:span> *<text:span text:style-name="T6">isBookValid</text:span>(<text:span text:style-name="T2">int</text:span> <text:span text:style-name="T8">idCurrentBook</text:span>);</text:p>
      <text:p text:style-name="P1"><text:span text:style-name="T4"/></text:p>
      <text:p text:style-name="P3"><text:span text:style-name="T5">Yukarıdaki fonksiyon da yine daha sonradan kullanılacaktır. Fonksiyonun işlevi parametre olarak aldığı int değerini kitapların bulunduğu ‘booksNode’ isimli linked list üzerinde arayarak bulunup bulunmadığına dair NULL ya da o kitabın bulunduğu düğümü döndürü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22:55:06.026725027</meta:creation-date>
    <dc:date>2021-05-06T22:59:39.087468969</dc:date>
    <meta:editing-duration>PT4M33S</meta:editing-duration>
    <meta:editing-cycles>1</meta:editing-cycles>
    <meta:document-statistic meta:table-count="0" meta:image-count="0" meta:object-count="0" meta:page-count="1" meta:paragraph-count="8" meta:word-count="121" meta:character-count="1044" meta:non-whitespace-character-count="931"/>
    <meta:generator>LibreOffice/6.4.6.2$Linux_X86_64 LibreOffice_project/40$Build-2</meta:generator>
  </office:meta>
</office:document-meta>
</file>